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9d70" officeooo:paragraph-rsid="00249d70"/>
    </style:style>
    <style:style style:name="P2" style:family="paragraph" style:parent-style-name="Standard">
      <style:text-properties officeooo:rsid="0025bc11" officeooo:paragraph-rsid="0025bc11"/>
    </style:style>
    <style:style style:name="P3" style:family="paragraph" style:parent-style-name="Standard">
      <style:text-properties officeooo:rsid="00266f84" officeooo:paragraph-rsid="00266f84"/>
    </style:style>
    <style:style style:name="P4" style:family="paragraph" style:parent-style-name="Standard">
      <style:text-properties officeooo:rsid="0027271b" officeooo:paragraph-rsid="0027271b"/>
    </style:style>
    <style:style style:name="P5" style:family="paragraph" style:parent-style-name="Standard">
      <style:text-properties officeooo:paragraph-rsid="0027271b"/>
    </style:style>
    <style:style style:name="P6" style:family="paragraph" style:parent-style-name="Standard">
      <style:text-properties officeooo:rsid="00285dac" officeooo:paragraph-rsid="00285dac"/>
    </style:style>
    <style:style style:name="P7" style:family="paragraph" style:parent-style-name="Standard">
      <style:text-properties officeooo:rsid="0029c244" officeooo:paragraph-rsid="0029c244"/>
    </style:style>
    <style:style style:name="P8" style:family="paragraph" style:parent-style-name="Standard">
      <style:text-properties fo:font-weight="bold" officeooo:rsid="00266f84" officeooo:paragraph-rsid="00266f84" style:font-weight-asian="bold" style:font-weight-complex="bold"/>
    </style:style>
    <style:style style:name="P9" style:family="paragraph" style:parent-style-name="Standard">
      <style:text-properties fo:font-style="normal" officeooo:rsid="0029c244" officeooo:paragraph-rsid="0029c244" style:font-style-asian="normal" style:font-style-complex="normal"/>
    </style:style>
    <style:style style:name="P10" style:family="paragraph" style:parent-style-name="Standard">
      <style:text-properties officeooo:rsid="0027271b" officeooo:paragraph-rsid="0027271b"/>
    </style:style>
    <style:style style:name="P11" style:family="paragraph" style:parent-style-name="Standard">
      <style:text-properties officeooo:rsid="00249d70" officeooo:paragraph-rsid="00249d70"/>
    </style:style>
    <style:style style:name="T1" style:family="text">
      <style:text-properties officeooo:rsid="00249d70"/>
    </style:style>
    <style:style style:name="T2" style:family="text">
      <style:text-properties officeooo:rsid="0027271b"/>
    </style:style>
    <style:style style:name="T3" style:family="text">
      <style:text-properties officeooo:rsid="00285dac"/>
    </style:style>
    <style:style style:name="T4" style:family="text">
      <style:text-properties officeooo:rsid="0029c2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verzicht wedstrijden</text:p>
      <text:p text:style-name="Standard"><text:a xlink:type="simple" xlink:href="https://online.equipe.com/api/v1/meetings.json" text:style-name="Internet_20_link" text:visited-style-name="Visited_20_Internet_20_Link">https://online.equipe.com/api/v1/meetings.json</text:a></text:p>
      <text:p text:style-name="Standard"/>
      <text:p text:style-name="P4">Reeksen van 1 wedstrijd in HTML</text:p>
      <text:p text:style-name="Standard"><text:a xlink:type="simple" xlink:href="https://online.equipe.com/en/competitions/47228" text:style-name="Internet_20_link" text:visited-style-name="Visited_20_Internet_20_Link">https://online.equipe.com/en/competitions/47228</text:a></text:p>
      <text:p text:style-name="P1">47228 is id uit meetings</text:p>
      <text:p text:style-name="P1"/>
      <text:p text:style-name="P6">Reeksen in Json</text:p>
      <text:p text:style-name="P1"><text:a xlink:type="simple" xlink:href="https://online.equipe.com/api/v1/meetings/47228/schedule" text:style-name="Internet_20_link" text:visited-style-name="Visited_20_Internet_20_Link">https://online.equipe.com/api/v1/meetings/47228/schedule</text:a></text:p>
      <text:p text:style-name="P1"/>
      <text:p text:style-name="P7">Deelnemers aan 1 reeks</text:p>
      <text:p text:style-name="P1"><text:a xlink:type="simple" xlink:href="https://online.equipe.com/api/v1/class_sections/675315" text:style-name="Internet_20_link" text:visited-style-name="Visited_20_Internet_20_Link">https://online.equipe.com/api/v1/class_sections/675315</text:a></text:p>
      <text:p text:style-name="P2">675315 is id uit days &gt; meeting_classes &gt; <text:span text:style-name="T3">class_sections &gt;</text:span> id</text:p>
      <text:p text:style-name="Standard"/>
      <text:p text:style-name="Standard"/>
      <text:p text:style-name="Standard"/>
      <text:p text:style-name="Standard"/>
      <text:p text:style-name="P8">Voorbeeld – dressuur in Bocage</text:p>
      <text:p text:style-name="P3">Wedstrijd : 47506</text:p>
      <text:p text:style-name="P3">Schedule : <text:a xlink:type="simple" xlink:href="https://online.equipe.com/api/v1/meetings/47506/schedule" text:style-name="Internet_20_link" text:visited-style-name="Visited_20_Internet_20_Link"><text:span text:style-name="T1">https://online.equipe.com/api/v1/meetings/</text:span></text:a><text:a xlink:type="simple" xlink:href="https://online.equipe.com/api/v1/meetings/47506/schedule" text:style-name="Internet_20_link" text:visited-style-name="Visited_20_Internet_20_Link">47506</text:a><text:a xlink:type="simple" xlink:href="https://online.equipe.com/api/v1/meetings/47506/schedule" text:style-name="Internet_20_link" text:visited-style-name="Visited_20_Internet_20_Link"><text:span text:style-name="T1">/schedule</text:span></text:a></text:p>
      <text:p text:style-name="P3">I1 <text:span text:style-name="T4">deelnemers </text:span>: https://online.equipe.com/api/v1/class_sections/678633</text:p>
      <text:p text:style-name="P5"><text:span text:style-name="T2">Resultaat I1 </text:span><text:span text:style-name="T4">in HTML van 1 combinatie</text:span><text:span text:style-name="T2">: </text:span><text:a xlink:type="simple" xlink:href="https://online.equipe.com/en/starts/11331978" text:style-name="Internet_20_link" text:visited-style-name="Visited_20_Internet_20_Link"><text:span text:style-name="T2">https://online.equipe.com/en/starts/11331978</text:span></text:a></text:p>
      <text:p text:style-name="P4"/>
      <text:p text:style-name="P4"/>
      <text:p text:style-name="P9">In het overzicht van de I1 reeks zitten ook de resultaten in dezelfde volgorde als in de HTML versi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21:12:13.302128149</meta:creation-date>
    <dc:date>2022-05-11T21:53:14.127544148</dc:date>
    <meta:editing-duration>PT2H22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6" meta:character-count="745" meta:non-whitespace-character-count="684"/>
  </office:meta>
</office:document-meta>
</file>